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 style:master-page-name="">
      <style:paragraph-properties fo:margin-left="8.281cm" fo:margin-right="0cm" fo:text-align="start" style:justify-single-word="false" fo:text-indent="0cm" style:auto-text-indent="false" style:page-numb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left="8.281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master-page-name="">
      <style:paragraph-properties fo:margin-left="0cm" fo:margin-right="0cm" fo:text-align="justify" style:justify-single-word="false" fo:text-indent="0.893cm" style:auto-text-indent="false" style:page-number="auto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893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893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893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Arial" fo:font-size="14pt" fo:background-color="transparent" style:font-size-asian="14pt" style:font-size-complex="14pt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fo:color="#000000" style:font-name="Arial" fo:font-size="14pt" fo:background-color="transparent" style:font-size-asian="14pt" style:font-size-complex="14pt"/>
    </style:style>
    <style:style style:name="P12" style:family="paragraph" style:parent-style-name="Preformatted_20_Text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000000" style:font-name="Arial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bbb529"/>
    </style:style>
    <style:style style:name="T4" style:family="text">
      <style:text-properties fo:color="#bbb529" fo:language="ru" fo:country="RU"/>
    </style:style>
    <style:style style:name="T5" style:family="text">
      <style:text-properties fo:color="#6a8759"/>
    </style:style>
    <style:style style:name="T6" style:family="text">
      <style:text-properties fo:color="#6a8759" fo:language="ru" fo:country="RU"/>
    </style:style>
    <style:style style:name="T7" style:family="text">
      <style:text-properties fo:color="#6a8759" style:font-name="Courier New1"/>
    </style:style>
    <style:style style:name="T8" style:family="text">
      <style:text-properties fo:color="#908b25"/>
    </style:style>
    <style:style style:name="T9" style:family="text">
      <style:text-properties fo:color="#908b25" style:font-name="Courier New1"/>
    </style:style>
    <style:style style:name="T10" style:family="text">
      <style:text-properties fo:color="#6897bb"/>
    </style:style>
    <style:style style:name="T11" style:family="text">
      <style:text-properties fo:color="#6897bb" style:font-name="Courier New1"/>
    </style:style>
    <style:style style:name="T12" style:family="text">
      <style:text-properties fo:color="#b9bcd1"/>
    </style:style>
    <style:style style:name="T13" style:family="text">
      <style:text-properties fo:color="#b9bcd1" style:font-name="Courier New1"/>
    </style:style>
    <style:style style:name="T14" style:family="text">
      <style:text-properties fo:color="#cc7832"/>
    </style:style>
    <style:style style:name="T15" style:family="text">
      <style:text-properties fo:color="#cc7832" fo:font-weight="bold"/>
    </style:style>
    <style:style style:name="T16" style:family="text">
      <style:text-properties fo:color="#cc7832" style:font-name="Courier New1"/>
    </style:style>
    <style:style style:name="T17" style:family="text">
      <style:text-properties fo:color="#cc7832" style:font-name="Courier New1" fo:font-weight="bold"/>
    </style:style>
    <style:style style:name="T18" style:family="text">
      <style:text-properties fo:font-weight="bold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weight="bold"/>
    </style:style>
    <style:style style:name="T21" style:family="text">
      <style:text-properties fo:color="#9373a5" style:font-name="Courier New1"/>
    </style:style>
    <style:style style:name="T22" style:family="text">
      <style:text-properties fo:color="#808080"/>
    </style:style>
    <style:style style:name="T23" style:family="text">
      <style:text-properties fo:color="#808080" style:font-name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ниверситет ИТМО</text:p>
      <text:p text:style-name="P1">Кафедра ИП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истемное программное обеспечение</text:p>
      <text:p text:style-name="P2">Лабораторная работа № 6</text:p>
      <text:p text:style-name="P2"/>
      <text:p text:style-name="P2"/>
      <text:p text:style-name="P2"/>
      <text:p text:style-name="P3">Выполнил: Усков Иван</text:p>
      <text:p text:style-name="P4">Преподаватель: Зыков А.Г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16 год.</text:p>
      <text:p text:style-name="P5">Задание</text:p>
      <text:p text:style-name="P6">Создать программу, перехватывающую нажатия клавиатуры. </text:p>
      <text:p text:style-name="P7">При нажатии комбинации клавиш <text:span text:style-name="T1">CTRL+Q </text:span><text:span text:style-name="T2">программа начинает перехватывать нажатия клавиатуры и выводит </text:span><text:span text:style-name="T1">Virtual-Key codes</text:span><text:span text:style-name="T2"> нажатых клавиш в консоль. При повторном нажатии данной комбинации вывод кодов прекращается.</text:span></text:p>
      <text:p text:style-name="P9"><text:span text:style-name="T2">Код программы</text:span></text:p>
      <text:p text:style-name="P12"><text:span text:style-name="T2">#include</text:span><text:span text:style-name="T2"> "windows.h"</text:span></text:p>
      <text:p text:style-name="P11">#include "stdio.h"</text:p>
      <text:p text:style-name="P11">#define VK_Q 0x51</text:p>
      <text:p text:style-name="P11">HHOOK hhkLowLevelKybd;</text:p>
      <text:p text:style-name="P11">HANDLE console;</text:p>
      <text:p text:style-name="P11">CONSOLE_SCREEN_BUFFER_INFO info;</text:p>
      <text:p text:style-name="P11"><text:span text:style-name="T18">bool </text:span>ENABLED = <text:span text:style-name="T18">false</text:span>;</text:p>
      <text:p text:style-name="P11"><text:span text:style-name="T18">bool </text:span>L_PRESSED = <text:span text:style-name="T18">false</text:span>;</text:p>
      <text:p text:style-name="P11"><text:span text:style-name="T18">bool </text:span>R_PRESSED = <text:span text:style-name="T18">false</text:span>;</text:p>
      <text:p text:style-name="P11"><text:span text:style-name="T18">bool </text:span>CTRL_PRESSED = <text:span text:style-name="T18">false</text:span>;</text:p>
      <text:p text:style-name="P11">LRESULT CALLBACK LowLevelKeyboardProc(<text:span text:style-name="T18">int </text:span>nCode, WPARAM wParam, LPARAM lParam)</text:p>
      <text:p text:style-name="P11">{</text:p>
      <text:p text:style-name="P11"><text:s text:c="4"/><text:span text:style-name="T18">if </text:span>(nCode &lt; 0) <text:span text:style-name="T18">return </text:span>CallNextHookEx(hhkLowLevelKybd, nCode, wParam, lParam);</text:p>
      <text:p text:style-name="P11"><text:s text:c="4"/>KBDLLHOOKSTRUCT *l = (KBDLLHOOKSTRUCT *)lParam;</text:p>
      <text:p text:style-name="P11"><text:s text:c="4"/><text:span text:style-name="T18">switch </text:span>(wParam)</text:p>
      <text:p text:style-name="P11"><text:s text:c="4"/>{</text:p>
      <text:p text:style-name="P11"><text:s text:c="8"/><text:span text:style-name="T18">case </text:span>WM_KEYDOWN:</text:p>
      <text:p text:style-name="P11"><text:s text:c="8"/><text:span text:style-name="T18">case </text:span>WM_SYSKEYDOWN: {</text:p>
      <text:p text:style-name="P11"><text:s text:c="12"/><text:span text:style-name="T18">if </text:span>(CTRL_PRESSED &amp;&amp; (l-&gt;vkCode == VK_Q)) {</text:p>
      <text:p text:style-name="P11"><text:s text:c="16"/>ENABLED = !ENABLED;</text:p>
      <text:p text:style-name="P11"><text:s text:c="12"/>}</text:p>
      <text:p text:style-name="P11"><text:s text:c="12"/><text:span text:style-name="T18">if </text:span>(ENABLED) {</text:p>
      <text:p text:style-name="P11"><text:s text:c="16"/>SetConsoleTextAttribute(console, FOREGROUND_GREEN);</text:p>
      <text:p text:style-name="P11"><text:s text:c="16"/>printf("+%ld\n", l-&gt;vkCode);</text:p>
      <text:p text:style-name="P11"><text:s text:c="16"/>SetConsoleTextAttribute(console, info.wAttributes);</text:p>
      <text:p text:style-name="P11"><text:s text:c="12"/>}</text:p>
      <text:p text:style-name="P11"><text:s text:c="12"/>L_PRESSED = l-&gt;vkCode == VK_LCONTROL || L_PRESSED;</text:p>
      <text:p text:style-name="P11"><text:s text:c="12"/>R_PRESSED = l-&gt;vkCode == VK_RCONTROL || R_PRESSED;</text:p>
      <text:p text:style-name="P11"><text:s text:c="12"/>CTRL_PRESSED = L_PRESSED || R_PRESSED || CTRL_PRESSED;</text:p>
      <text:p text:style-name="P11"><text:s text:c="12"/><text:span text:style-name="T18">break</text:span>;</text:p>
      <text:p text:style-name="P11"><text:s text:c="8"/>}</text:p>
      <text:p text:style-name="P11"><text:s text:c="8"/><text:span text:style-name="T18">case </text:span>WM_KEYUP:</text:p>
      <text:p text:style-name="P11"><text:s text:c="8"/><text:span text:style-name="T18">case </text:span>WM_SYSKEYUP: {</text:p>
      <text:p text:style-name="P11"><text:s text:c="12"/>L_PRESSED = l-&gt;vkCode != VK_LCONTROL &amp;&amp; L_PRESSED;</text:p>
      <text:p text:style-name="P11"><text:soft-page-break/><text:s text:c="12"/>R_PRESSED = l-&gt;vkCode != VK_RCONTROL &amp;&amp; R_PRESSED;</text:p>
      <text:p text:style-name="P11"><text:s text:c="12"/>CTRL_PRESSED = L_PRESSED || R_PRESSED;</text:p>
      <text:p text:style-name="P11"><text:s text:c="12"/><text:span text:style-name="T18">if </text:span>(ENABLED) {</text:p>
      <text:p text:style-name="P11"><text:s text:c="16"/>SetConsoleTextAttribute(console, FOREGROUND_RED);</text:p>
      <text:p text:style-name="P11"><text:s text:c="16"/>printf("-%ld\n", l-&gt;vkCode);</text:p>
      <text:p text:style-name="P11"><text:s text:c="16"/>SetConsoleTextAttribute(console, info.wAttributes);</text:p>
      <text:p text:style-name="P11"><text:s text:c="12"/>}</text:p>
      <text:p text:style-name="P11"><text:s text:c="12"/><text:span text:style-name="T18">break</text:span>;</text:p>
      <text:p text:style-name="P11"><text:s text:c="8"/>}</text:p>
      <text:p text:style-name="P11"><text:s text:c="4"/>}</text:p>
      <text:p text:style-name="P11"><text:s text:c="4"/><text:span text:style-name="T18">return </text:span>CallNextHookEx(hhkLowLevelKybd, nCode, wParam, lParam);</text:p>
      <text:p text:style-name="P11">}</text:p>
      <text:p text:style-name="P11">SERVICE_STATUS serviceStatus;</text:p>
      <text:p text:style-name="P11">SERVICE_STATUS_HANDLE hStatus;</text:p>
      <text:p text:style-name="P11"><text:span text:style-name="T18">int </text:span>main(DWORD argc, LPTSTR argv[])</text:p>
      <text:p text:style-name="P11">{</text:p>
      <text:p text:style-name="P11"><text:s text:c="4"/>console = GetStdHandle(STD_OUTPUT_HANDLE);</text:p>
      <text:p text:style-name="P11"><text:s text:c="4"/>GetConsoleScreenBufferInfo(console, &amp;info);</text:p>
      <text:p text:style-name="P11"><text:s text:c="4"/>// Install the low-level keyboard &amp; mouse hooks</text:p>
      <text:p text:style-name="P11"><text:s text:c="4"/>hhkLowLevelKybd = SetWindowsHookEx(WH_KEYBOARD_LL, LowLevelKeyboardProc, 0, 0);</text:p>
      <text:p text:style-name="P11"><text:s text:c="4"/>// Keep this app running until we're told to stop</text:p>
      <text:p text:style-name="P11"><text:s text:c="4"/>MSG msg;</text:p>
      <text:p text:style-name="P11"><text:s text:c="4"/><text:span text:style-name="T18">while </text:span>(!GetMessage(&amp;msg, NULL, NULL, NULL)) { <text:s text:c="3"/>//this while loop keeps the hook</text:p>
      <text:p text:style-name="P11"><text:s text:c="8"/>TranslateMessage(&amp;msg);</text:p>
      <text:p text:style-name="P11"><text:s text:c="8"/>DispatchMessage(&amp;msg);</text:p>
      <text:p text:style-name="P11"><text:s text:c="4"/>}</text:p>
      <text:p text:style-name="P11"><text:s text:c="4"/>printf("Ping!\n");</text:p>
      <text:p text:style-name="P11"><text:s text:c="4"/>UnhookWindowsHookEx(hhkLowLevelKybd);</text:p>
      <text:p text:style-name="P11"><text:s text:c="4"/>SetConsoleTextAttribute(console, info.wAttributes);</text:p>
      <text:p text:style-name="P11"><text:s text:c="4"/>CloseHandle(console);</text:p>
      <text:p text:style-name="P11"><text:s text:c="4"/><text:span text:style-name="T18">return </text:span>0;</text:p>
      <text:p text:style-name="P10">}</text:p>
      <text:p text:style-name="P9"><text:span text:style-name="T2">Вывод</text:span></text:p>
      <text:p text:style-name="P8"><text:span text:style-name="T2">Для перехвата низкоуровневых событий клавиатуры было использовано </text:span><text:span text:style-name="T1">Windows Hook A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Усков</meta:initial-creator>
    <meta:creation-date>2016-05-12T08:02:51.85</meta:creation-date>
    <dc:date>2016-05-12T08:16:31.75</dc:date>
    <dc:creator>Иван Усков</dc:creator>
    <meta:editing-duration>PT13M3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80" meta:word-count="276" meta:character-count="2796"/>
  </office:meta>
</office:document-meta>
</file>